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2023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2021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201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201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2018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2018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2017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2017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2016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2016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201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201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201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201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201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201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201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201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200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2009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2008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200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2007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2007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2006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2006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2005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2004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2003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200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2002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2002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2001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2001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2000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1999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1998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1997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1996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1996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1995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199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199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1994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1993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1993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1992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1992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199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199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199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1990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198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1989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1979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1978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1977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1976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197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1974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1973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1972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1971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1971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197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1970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1969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1969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1968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1968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1967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1966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1966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1966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1965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196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1964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1964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1963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196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1962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1962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1961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1961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1960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196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1959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1959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1958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1958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1957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1957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1956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1956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1955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195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1954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1953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1953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1952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195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1951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195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1950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195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1949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1949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1948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194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1947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1947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1946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1946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1946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1945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194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194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194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1943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1943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1942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194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1941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194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1940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0</text:p>
          </table:table-cell>
          <table:table-cell office:value-type="string" calcext:value-type="string">
            <text:p>LSP-029</text:p>
          </table:table-cell>
          <table:table-cell office:value-type="string" calcext:value-type="string">
            <text:p>194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70" meta:object-count="0"/>
    <meta:user-defined meta:name="AppVersion">3.0</meta:user-defined>
  </office:meta>
</office:document-meta>
</file>